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Four Men With a Message</text:span> </text:p>
      <text:p text:style-name="P1"><text:span text:style-name="T1">Read:</text:span> II Kings 7:3-10</text:p>
      <text:p text:style-name="P1"><text:s/></text:p>
      <text:p text:style-name="P1"/>
      <text:p text:style-name="P1"><text:span text:style-name="T1">Text:</text:span> II Kings 7:9a “Then they said one to another, We do not well: this day is a day of good tidings, and we hold our peace…”</text:p>
      <text:p text:style-name="P1"/>
      <text:p text:style-name="P1"><text:span text:style-name="T1">Introduction:</text:span> This story has been preached about in about a zillion ways. I have preached from this passage several times, myself. This morning I am preaching a new message from this spot. This story stands out for several reasons today I want to talk about the absurdity of the messengers in relation to the message. These four men were the most unlikely preachers of the Holy Bible.</text:p>
      <text:p text:style-name="P1"/>
      <text:p text:style-name="P1"><text:span text:style-name="T1">I. Sick men with a message of health:</text:span> Why do you think that they are not inside the city? <text:s/>The gates were shut and they are locked outside. Do you think it is because they were at the mall when this conflict started? They were outside of the gate because they were lepers. These men are dying on the outside of the city while all of the non-lepers are starving to death inside of the city. They could not change their slow death sentence but they could bring life to those who were starving inside of the city. (Joni Earikson Tada)</text:p>
      <text:p text:style-name="P1"/>
      <text:p text:style-name="P1"><text:span text:style-name="T1">II. Poor men with a message of wealth:</text:span> These men were not wealthy landowners who were displaced by the occupying army. They are beggars. They are not able to work a normal job. They could grow some crops (for their own use) but no one would buy the food that was grown or even touched by a leper. They live on the generosity of the people who won’t allow them inside of the city. Can you imagine them in a situation where they are finally loaded with wealth? They have food in abundance, new clothes and are carting off all the money and jewels that they can carry. For the first time in their lives they have something that all the rich people want.</text:p>
      <text:p text:style-name="P1"/>
      <text:p text:style-name="P1"><text:span text:style-name="T1">III. Bound men with a message of freedom:</text:span> these men were not in chains but they might as well have been. They were not free to come, and go, as they would have chosen to. Their disease imprisoned them. They were forced to wear bells and cry out: “unclean…unclean” whenever a healthy person came close. They were social out-casts who were not allowed inside any of the cities of Israel. They might as well have been in chains for they were prisoners.<text:tab/></text:p>
      <text:p text:style-name="P1"><text:tab/></text:p>
      <text:p text:style-name="P1"><text:span text:style-name="T1">IV. Outcasts with a message of inclusion:</text:span> These men had no con-trol over their disease yet they were evicted from their home and city. They were considered to be the lowest of the low. Most of the conver-sations that others had with them were to order them out of the way. They were not welcome at any of the religious feasts and were not allowed into the temple to worship God or to fellowship with the saints. It would not have been abnormal for them to be selfish with what they had found. It would have been just for these men to ignore the needs of those who had cast them out. They certainly couldn’t be faulted for leaving those inside of the city out of their find.</text:p>
      <text:p text:style-name="P1"/>
      <text:p text:style-name="P1"><text:span text:style-name="T1">V. Hopeless men with a message of hope:</text:span> What kind of a future did the four lepers have? In the best scenario they could hope to be cured (that was a long shot {no one even knew anyone who that had happen-ed to}) and move into the city so that they could snub other lepers. </text:p>
      <text:p text:style-name="P1"><text:s text:c="2"/>As they were carting off the wealth of the Assyrians to hide it they realized that it would be but a temporary cure for their situation. They wouldn’t have to beg for a while but they would still be lepers waiting for death to finally take them. It was then that one of the four said: “… We do not well: this day is a day of good tidings, and we hold our peace…” </text:p>
      <text:p text:style-name="P1"><text:s text:c="2"/>The only way that the people of the city could get to the solution for their dilemma is to follow the ones that they despised and feared. </text:p>
      <text:p text:style-name="P1"/>
      <text:p text:style-name="P1"><text:span text:style-name="T1">Conclude:</text:span> These four men had no choice about their situation. They did not wake up one morning and say: “Hey wouldn’t it be neat to be a leper?” They were forced into their situation against their will. Yet they are a picture of the one who bore all of our sicknesses and sin, on the cross. "He is despised and rejected of men; a man of sorrows, and acquainted with grief: and we hid as it were our faces from him; he was despised, and we esteemed him not." (Isaiah 53:3)</text:p>
      <text:p text:style-name="P1"><text:s text:c="2"/>The difference between Christ and these men is that Christ chose to become a leper. He chose to take on the frailties of being a man. He chose to take my sins on Himself. He chose to arrive at the door of my life and tell me that there was freedom, hope, health, wealth, and inclusion if only I would follow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our Men With a Message </dc:title>
    <meta:initial-creator>Joel Tice</meta:initial-creator>
    <meta:creation-date>2007-03-11T03:27:00</meta:creation-date>
    <dc:creator>Joel Tice</dc:creator>
    <dc:date>2018-11-10T12:51:03.11</dc:date>
    <meta:print-date>2018-11-10T12:29:50.63</meta:print-date>
    <meta:editing-cycles>7</meta:editing-cycles>
    <meta:editing-duration>PT2H44M41S</meta:editing-duration>
    <meta:generator>OpenOffice/4.1.3$Win32 OpenOffice.org_project/413m1$Build-9783</meta:generator>
    <meta:printed-by>Joel Tice</meta:printed-by>
    <meta:document-statistic meta:table-count="0" meta:image-count="0" meta:object-count="0" meta:page-count="1" meta:paragraph-count="15" meta:word-count="848" meta:character-count="4428"/>
  </office:meta>
</office:document-meta>
</file>